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4-09-09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4-08-07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4-07-09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4-06-11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4-05-08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4-04-08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4-03-0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4-01-09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12-07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11-06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10-09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09-14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08-08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07-0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06-0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05-04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04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03-0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02-07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3-01-11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12-07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11-0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10-13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09-0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08-09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07-12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06-0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05-12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04-0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03-07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02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2-01-1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12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11-05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10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09-03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08-0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07-04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06-02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05-07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04-0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03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02-09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1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12-07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11-03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10-08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09-10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08-0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07-06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06-0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05-0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04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03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02-04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20-01-08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10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09-09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08-05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07-08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06-05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05-02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04-04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03-07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02-01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9-01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12-06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11-02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10-02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09-05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08-02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07-10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06-04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05-10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04-0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03-06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02-05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8-01-0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12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11-02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09-05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08-02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07-07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06-0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05-04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04-04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03-02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02-01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7-01-03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12-05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11-0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10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09-0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08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07-05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05-3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05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04-0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03-0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02-0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6-01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12-0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11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10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09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08-0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07-0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06-02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05-05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04-0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03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02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5-01-0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12-0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11-0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10-0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09-0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08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06-0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02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3-12-0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3-11-05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3-10-0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3-06-2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3-06-0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3-03-0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3-02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3-01-0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12-0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11-0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10-0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08-0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07-0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05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03-0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02-0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2-01-0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11-0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10-0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09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08-0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06-0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05-0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04-0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02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11-0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10-0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09-0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08-0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06-30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06-0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05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04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03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02-0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10-01-0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12-0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11-0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10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08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07-0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06-0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05-1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04-0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03-1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02-0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9-01-0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12-0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11-1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10-0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09-0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08-0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06-3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06-1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05-0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04-0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03-0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02-0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8-01-0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12-0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10-3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10-0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09-04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08-0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07-02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06-1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05-0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04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03-0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200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9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80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31060224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96" meta:object-count="0"/>
    <meta:user-defined meta:name="AppVersion">3.0</meta:user-defined>
  </office:meta>
</office:document-meta>
</file>